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>
      <loext:graphic-properties draw:fill="solid" draw:fill-color="#eeeeee"/>
    </style:style>
    <style:style style:name="P3" style:family="paragraph" style:parent-style-name="Title">
      <style:text-properties officeooo:paragraph-rsid="001d6720"/>
    </style:style>
    <style:style style:name="P4" style:family="paragraph" style:parent-style-name="Heading_20_3">
      <style:text-properties officeooo:paragraph-rsid="001e7e5d"/>
    </style:style>
    <style:style style:name="P5" style:family="paragraph" style:parent-style-name="Standard">
      <style:text-properties officeooo:paragraph-rsid="001e7e5d"/>
    </style:style>
    <style:style style:name="P6" style:family="paragraph">
      <loext:graphic-properties draw:fill="solid" draw:fill-color="#eeeeee"/>
      <style:text-properties fo:font-size="12pt"/>
    </style:style>
    <style:style style:name="P7" style:family="paragraph" style:parent-style-name="Standard">
      <style:text-properties officeooo:rsid="001e7e5d" officeooo:paragraph-rsid="001e7e5d"/>
    </style:style>
    <style:style style:name="P8" style:family="paragraph" style:parent-style-name="Title">
      <style:text-properties officeooo:paragraph-rsid="001e7e5d"/>
    </style:style>
    <style:style style:name="P9" style:family="paragraph" style:parent-style-name="Standard">
      <style:paragraph-properties style:line-height-at-least="0.503cm"/>
      <style:text-properties fo:color="#e6edf3" loext:opacity="100%" style:font-name="Consolas" fo:font-size="10.5pt" fo:font-weight="normal" fo:background-color="#0d1117"/>
    </style:style>
    <style:style style:name="T1" style:family="text">
      <style:text-properties officeooo:rsid="001d6720"/>
    </style:style>
    <style:style style:name="T2" style:family="text">
      <style:text-properties officeooo:rsid="001e7e5d"/>
    </style:style>
    <style:style style:name="T3" style:family="text">
      <style:text-properties fo:font-size="12pt"/>
    </style:style>
    <style:style style:name="gr1" style:family="graphic">
      <style:graphic-properties draw:stroke="dash" draw:stroke-dash="Dash" svg:stroke-width="0cm" svg:stroke-color="#000000" svg:stroke-linecap="butt" draw:fill="solid" draw:fill-color="#eeeeee" fo:min-height="1.6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width="0cm" svg:stroke-color="#000000" svg:stroke-linecap="butt" draw:fill="solid" draw:fill-color="#eeeeee" fo:min-height="1.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Dash" svg:stroke-width="0cm" svg:stroke-color="#000000" svg:stroke-linecap="butt" draw:fill="solid" draw:fill-color="#eeeeee" fo:min-height="1.04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 </text:p>
      <text:h text:style-name="Heading_20_2" text:outline-level="2">Aim : Write A Program To Find Area Of Circle Using Obejct Oreinted Programming Such That The Class Circle Must Have Three Member Functions Namely : (read,compute,display).</text:h>
      <text:p text:style-name="P1">#include &lt;iostream&gt;</text:p>
      <text:p text:style-name="P1">using namespace std;</text:p>
      <text:p text:style-name="P1">// Defining The Class</text:p>
      <text:p text:style-name="P1">class Circle</text:p>
      <text:p text:style-name="P1">{</text:p>
      <text:p text:style-name="P1">public:</text:p>
      <text:p text:style-name="P1">    // Attributes</text:p>
      <text:p text:style-name="P1">    double radius, circumference, area;</text:p>
      <text:p text:style-name="P1"/>
      <text:p text:style-name="P1">    // Getting The User Variable</text:p>
      <text:p text:style-name="P1">    void read()</text:p>
      <text:p text:style-name="P1">    {</text:p>
      <text:p text:style-name="P1">        cout &lt;&lt; "Enter the radius of the circle: ";</text:p>
      <text:p text:style-name="P1">        cin &gt;&gt; radius;</text:p>
      <text:p text:style-name="P1">    }</text:p>
      <text:p text:style-name="P1"/>
      <text:p text:style-name="P1">    // Computing The Output</text:p>
      <text:p text:style-name="P1">    void compute()</text:p>
      <text:p text:style-name="P1">    {</text:p>
      <text:p text:style-name="P1">        circumference = 2 * 3.14 * radius;</text:p>
      <text:p text:style-name="P1">        area = 3.14 * radius * radius;</text:p>
      <text:p text:style-name="P1">    }</text:p>
      <text:p text:style-name="P1"/>
      <text:p text:style-name="P1">    // Displaying The Output</text:p>
      <text:p text:style-name="P1">    void display()</text:p>
      <text:p text:style-name="P1">    {</text:p>
      <text:p text:style-name="P1">        cout &lt;&lt; "Circumference Of The Circle: " &lt;&lt; circumference &lt;&lt; endl;</text:p>
      <text:p text:style-name="P1">        cout &lt;&lt; "Area Of The Circle : " &lt;&lt; area &lt;&lt; endl;</text:p>
      <text:p text:style-name="P1">    }</text:p>
      <text:p text:style-name="P1">};</text:p>
      <text:p text:style-name="P1">int main()</text:p>
      <text:p text:style-name="P1">{</text:p>
      <text:p text:style-name="P1">    // Creating An Object</text:p>
      <text:p text:style-name="P1">    Circle c;</text:p>
      <text:p text:style-name="P1">    // Assigning The Value</text:p>
      <text:p text:style-name="P1">    c.read();</text:p>
      <text:p text:style-name="P1">    // Computing The Answer</text:p>
      <text:p text:style-name="P1">    c.compute();</text:p>
      <text:p text:style-name="P1">    // Printing The Answer</text:p>
      <text:p text:style-name="P1">    c.display();</text:p>
      <text:p text:style-name="P1"/>
      <text:p text:style-name="P1">    return 0;</text:p>
      <text:p text:style-name="P1"><draw:frame text:anchor-type="paragraph" draw:z-index="0" draw:name="Text Frame 1" draw:style-name="gr1" draw:text-style-name="P2" svg:width="9.685cm" svg:height="1.609cm" svg:x="-0.125cm" svg:y="0.728cm"><draw:text-box><text:p>Enter the radius of the circle: 45</text:p><text:p>Circumference Of The Circle: 282.6</text:p><text:p>Area Of The Circle : 6358.5</text:p></draw:text-box></draw:frame>}</text:p>
      <text:p text:style-name="P3"><text:soft-page-break/>Practical No <text:span text:style-name="T1">2</text:span></text:p>
      <text:h text:style-name="P4" text:outline-level="3">Aim : Program Based On Branching And Looping Statement Using Class.</text:h>
      <text:h text:style-name="P4" text:outline-level="3"><text:span text:style-name="T2">A</text:span>. Series</text:h>
      <text:p text:style-name="P5">#include &lt;iostream&gt;</text:p>
      <text:p text:style-name="Standard">using namespace std;</text:p>
      <text:p text:style-name="Standard">class Sum</text:p>
      <text:p text:style-name="Standard">{</text:p>
      <text:p text:style-name="Standard">public:</text:p>
      <text:p text:style-name="Standard">    // Declaring Variable</text:p>
      <text:p text:style-name="Standard">    int num, sum = 0, squareSum = 0;</text:p>
      <text:p text:style-name="Standard">    void read()</text:p>
      <text:p text:style-name="Standard">    {</text:p>
      <text:p text:style-name="Standard">        cout &lt;&lt; "Enter A Number : ";</text:p>
      <text:p text:style-name="Standard">        cin &gt;&gt; num;</text:p>
      <text:p text:style-name="Standard">    }</text:p>
      <text:p text:style-name="Standard">    // Taking User Input</text:p>
      <text:p text:style-name="Standard">    void calculate()</text:p>
      <text:p text:style-name="Standard">    {</text:p>
      <text:p text:style-name="Standard">        for (int i = 1; i &lt;= num; i++)</text:p>
      <text:p text:style-name="Standard">        {</text:p>
      <text:p text:style-name="Standard">            squareSum += i * i;</text:p>
      <text:p text:style-name="Standard">        }</text:p>
      <text:p text:style-name="Standard">        for (int i = 1; i &lt;= num; i++)</text:p>
      <text:p text:style-name="Standard">        {</text:p>
      <text:p text:style-name="Standard">            sum += i;</text:p>
      <text:p text:style-name="Standard">        }</text:p>
      <text:p text:style-name="Standard">    }</text:p>
      <text:p text:style-name="Standard">    // Displaying The Values</text:p>
      <text:p text:style-name="Standard">    void display()</text:p>
      <text:p text:style-name="Standard">    {</text:p>
      <text:p text:style-name="Standard">        cout &lt;&lt; "Sum Of Number Till " &lt;&lt; num &lt;&lt; " Is : " &lt;&lt; sum &lt;&lt; endl;</text:p>
      <text:p text:style-name="Standard">        cout &lt;&lt; "Sum Of Square Of Number Till " &lt;&lt; num &lt;&lt; " Is : " &lt;&lt; squareSum &lt;&lt; endl;</text:p>
      <text:p text:style-name="Standard">    }</text:p>
      <text:p text:style-name="Standard">};</text:p>
      <text:p text:style-name="Standard"/>
      <text:p text:style-name="Standard">int main()</text:p>
      <text:p text:style-name="Standard">{</text:p>
      <text:p text:style-name="Standard">    // Creating Object</text:p>
      <text:p text:style-name="Standard">    Sum sum;</text:p>
      <text:p text:style-name="Standard">    sum.read();</text:p>
      <text:p text:style-name="P5">    sum.calculate();</text:p>
      <text:p text:style-name="P5">    sum.display();</text:p>
      <text:p text:style-name="Standard">    return 0;</text:p>
      <text:p text:style-name="Standard"><draw:frame text:anchor-type="paragraph" draw:z-index="1" draw:name="Text Frame 2" draw:style-name="gr2" draw:text-style-name="P6" svg:width="9.686cm" svg:height="1.611cm" svg:x="-0.125cm" svg:y="0.723cm"><draw:text-box><text:p><text:span text:style-name="T3">Enter A Number : 45</text:span></text:p><text:p><text:span text:style-name="T3">Sum Of Number Till 45 Is : 1035</text:span></text:p><text:p><text:span text:style-name="T3">Sum Of Square Of Number Till 45 Is : 31395</text:span></text:p></draw:text-box></draw:frame>}</text:p>
      <text:h text:style-name="Heading_20_3" text:outline-level="3"><text:soft-page-break/>B . Switch</text:h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    int day = 1;</text:p>
      <text:p text:style-name="Standard">    cout &lt;&lt; "Enter A Number In Between (1-7) To Get Day : ";</text:p>
      <text:p text:style-name="Standard">    cin &gt;&gt; day;</text:p>
      <text:p text:style-name="Standard"/>
      <text:p text:style-name="Standard">    while (day &gt; 7 &amp; day &lt; 0)</text:p>
      <text:p text:style-name="Standard">    {</text:p>
      <text:p text:style-name="Standard">        cout &lt;&lt; "Invalid Input Please Enter A Number In Between (1-7) To Get Day : " ;</text:p>
      <text:p text:style-name="Standard">        cin &gt;&gt; day;</text:p>
      <text:p text:style-name="Standard">                  </text:p>
      <text:p text:style-name="Standard">    }</text:p>
      <text:p text:style-name="Standard"/>
      <text:p text:style-name="Standard">    switch (day)</text:p>
      <text:p text:style-name="Standard">    {</text:p>
      <text:p text:style-name="Standard">    case 1:</text:p>
      <text:p text:style-name="Standard">        cout &lt;&lt; "Monday";</text:p>
      <text:p text:style-name="Standard">        break;</text:p>
      <text:p text:style-name="Standard">    case 2:</text:p>
      <text:p text:style-name="Standard">        cout &lt;&lt; "Tuesday";</text:p>
      <text:p text:style-name="Standard">        break;</text:p>
      <text:p text:style-name="Standard">    case 3:</text:p>
      <text:p text:style-name="Standard">        cout &lt;&lt; "Wednessday";</text:p>
      <text:p text:style-name="Standard">        break;</text:p>
      <text:p text:style-name="Standard">    case 4:</text:p>
      <text:p text:style-name="Standard">        cout &lt;&lt; "Thursday";</text:p>
      <text:p text:style-name="Standard">        break;</text:p>
      <text:p text:style-name="Standard">    case 5:</text:p>
      <text:p text:style-name="Standard">        cout &lt;&lt; "Friday";</text:p>
      <text:p text:style-name="Standard">        break;</text:p>
      <text:p text:style-name="Standard">    case 6:</text:p>
      <text:p text:style-name="Standard">        cout &lt;&lt; "Saturday";</text:p>
      <text:p text:style-name="Standard">        break;</text:p>
      <text:p text:style-name="Standard">    case 7:</text:p>
      <text:p text:style-name="Standard">        cout &lt;&lt; "Sunday";</text:p>
      <text:p text:style-name="Standard">        break;</text:p>
      <text:p text:style-name="Standard">    default:</text:p>
      <text:p text:style-name="Standard">        break;</text:p>
      <text:p text:style-name="Standard">    }</text:p>
      <text:p text:style-name="Standard">    return 0;</text:p>
      <text:p text:style-name="Standard">}</text:p>
      <text:p text:style-name="P7"/>
      <text:p text:style-name="Standard"><draw:frame text:anchor-type="paragraph" draw:z-index="2" draw:name="Text Frame 3" draw:style-name="gr3" draw:text-style-name="P2" svg:width="9.685cm" svg:height="1.049cm" svg:x="-0.125cm" svg:y="0.242cm"><draw:text-box><text:p>Enter A Number In Between (1-7) To Get Day : 5</text:p><text:p>Friday</text:p></draw:text-box></draw:frame></text:p>
      <text:p text:style-name="Standard"/>
      <text:p text:style-name="P8"><text:soft-page-break/>Practical No <text:span text:style-name="T2">3</text:span></text:p>
      <text:h text:style-name="Heading_20_2" text:outline-level="2">Aim : Write A Program To Print 2x2 Matrices And Array String Function.</text:h>
      <text:h text:style-name="Heading_20_3" text:outline-level="3">A . Matrix</text:h>
      <text:p text:style-name="Standard">#include &lt;iostream&gt;</text:p>
      <text:p text:style-name="Standard">using namespace std;</text:p>
      <text:p text:style-name="Standard">int main()</text:p>
      <text:p text:style-name="Standard">{</text:p>
      <text:p text:style-name="Standard">    int row = 3, col = 3;</text:p>
      <text:p text:style-name="Standard">    int matrix[row][col];</text:p>
      <text:p text:style-name="Standard"/>
      <text:p text:style-name="Standard">    // Input</text:p>
      <text:p text:style-name="Standard">    for (int i = 0; i &lt; row; i++)</text:p>
      <text:p text:style-name="Standard">    {</text:p>
      <text:p text:style-name="Standard">        for (int j = 0; j &lt; col; j++)</text:p>
      <text:p text:style-name="Standard">        {</text:p>
      <text:p text:style-name="Standard">            cout &lt;&lt; "Enter Element At " &lt;&lt; "a" &lt;&lt; i + 1 &lt;&lt; j + 1 &lt;&lt; " : ";</text:p>
      <text:p text:style-name="Standard">            cin &gt;&gt; matrix[i][j];</text:p>
      <text:p text:style-name="Standard">        }</text:p>
      <text:p text:style-name="Standard">    }</text:p>
      <text:p text:style-name="Standard">    // Display</text:p>
      <text:p text:style-name="Standard">    for (int i = 0; i &lt; row; i++)</text:p>
      <text:p text:style-name="Standard">    {</text:p>
      <text:p text:style-name="Standard">        for (int j = 0; j &lt; col; j++)</text:p>
      <text:p text:style-name="Standard">        {</text:p>
      <text:p text:style-name="Standard">            cout &lt;&lt; matrix[i][j] &lt;&lt; " ";</text:p>
      <text:p text:style-name="Standard">        }</text:p>
      <text:p text:style-name="Standard">        cout &lt;&lt; endl;</text:p>
      <text:p text:style-name="Standard">    }</text:p>
      <text:p text:style-name="Standard">    return 0;</text:p>
      <text:p text:style-name="Standard">}</text:p>
      <text:p text:style-name="P9"><draw:frame text:anchor-type="paragraph" draw:z-index="3" draw:name="Text Frame 4" draw:style-name="gr3" draw:text-style-name="P2" svg:width="9.685cm" svg:height="2.924cm" svg:x="-0.125cm" svg:y="0.242cm"><draw:text-box><text:p>Enter Element At a11 : 1</text:p><text:p>Enter Element At a12 : 2</text:p><text:p>Enter Element At a21 : 3</text:p><text:p>Enter Element At a22 : 4</text:p><text:p>1 2</text:p><text:p>3 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B . String Function</text:h>
      <text:p text:style-name="Standard">#include &lt;iostream&gt;</text:p>
      <text:p text:style-name="Standard">#include &lt;stdio.h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    char name[100];</text:p>
      <text:p text:style-name="Standard"/>
      <text:p text:style-name="Standard">    cout &lt;&lt; "Enter Your Name : ";</text:p>
      <text:p text:style-name="Standard">    gets(name);</text:p>
      <text:p text:style-name="Standard"/>
      <text:p text:style-name="Standard">    cout &lt;&lt; "Your Name Is : " &lt;&lt; name;</text:p>
      <text:p text:style-name="Standard">    </text:p>
      <text:p text:style-name="Standard">    return 0;</text:p>
      <text:p text:style-name="Standard">}</text:p>
      <text:p text:style-name="Text_20_body"><draw:frame text:anchor-type="paragraph" draw:z-index="4" draw:name="Text Frame 5" draw:style-name="gr3" draw:text-style-name="P2" svg:width="9.685cm" svg:height="1.049cm" svg:x="-0.125cm" svg:y="0.478cm"><draw:text-box><text:p>Enter Your Name : Ashif </text:p><text:p>Your Name Is : Ashif</text:p></draw:text-box></draw:frame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officeooo:rsid="001e7e5d" officeooo:paragraph-rsid="001e7e5d" style:font-weight-asian="bold" style:font-weight-complex="bold"/>
    </style:style>
    <style:style style:name="MT1" style:family="text">
      <style:text-properties officeooo:rsid="002035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Name : <text:span text:style-name="MT1">Pathan Farhana</text:span></text:p>
        <text:p text:style-name="MP1">Roll no : <text:span text:style-name="MT1">3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13:26:45.178000000</meta:creation-date>
    <meta:print-date>2025-01-21T13:55:48.741000000</meta:print-date>
    <meta:printed-by>PDF files</meta:printed-by>
    <dc:date>2025-01-21T13:59:25.783000000</dc:date>
    <meta:editing-duration>PT3M37S</meta:editing-duration>
    <meta:editing-cycles>1</meta:editing-cycles>
    <meta:document-statistic meta:table-count="0" meta:image-count="0" meta:object-count="0" meta:page-count="5" meta:paragraph-count="170" meta:word-count="575" meta:character-count="3374" meta:non-whitespace-character-count="2260"/>
    <meta:generator>LibreOffice/24.8.4.2$Windows_X86_64 LibreOffice_project/bb3cfa12c7b1bf994ecc5649a80400d06cd71002</meta:generator>
  </office:meta>
</office:document-meta>
</file>